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6a95" officeooo:paragraph-rsid="000c6a9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rsid="000e2197" officeooo:paragraph-rsid="000e2197"/>
    </style:style>
    <style:style style:name="P4" style:family="paragraph" style:parent-style-name="Standard">
      <style:text-properties officeooo:rsid="000ea713" officeooo:paragraph-rsid="000ea7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Defina Aprendizagem de Máquinas e descreva os principais componentes de uma aplicação que usa esse paradigma.</text:p>
      <text:p text:style-name="P2"/>
      <text:p text:style-name="P1">Enquanto na abordagem tradicional, escrevemos regras para tentar resolver algum problema, no aprendizado de máquina, nós utilizamos dados que funcionam como exemplo, e então o algoritmo “aprende” as regras. </text:p>
      <text:p text:style-name="P3">Uma aplicação que usa esse paradigma consiste em:</text:p>
      <text:p text:style-name="P4">1. Representação</text:p>
      <text:p text:style-name="P4">2. Otimização e</text:p>
      <text:p text:style-name="P4">3. Avaliaç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8:45:45.021863949</meta:creation-date>
    <dc:date>2022-06-09T21:54:58.245188175</dc:date>
    <meta:editing-duration>PT2H18M42S</meta:editing-duration>
    <meta:editing-cycles>1</meta:editing-cycles>
    <meta:document-statistic meta:table-count="0" meta:image-count="0" meta:object-count="0" meta:page-count="1" meta:paragraph-count="6" meta:word-count="61" meta:character-count="411" meta:non-whitespace-character-count="355"/>
    <meta:generator>LibreOffice/7.2.7.2$Linux_X86_64 LibreOffice_project/20$Build-2</meta:generator>
  </office:meta>
</office:document-meta>
</file>